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styles.xml"/>
  <manifest:file-entry manifest:media-type="text/xml" manifest:full-path="content.xml"/>
  <manifest:file-entry manifest:media-type="text/xml" manifest:full-path="meta.xml"/>
  <manifest:file-entry manifest:media-type="text/xml" manifest:full-path="setting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P1" style:family="paragraph" style:parent-style-name="Standard">
      <style:text-properties style:font-name="Tinos" fo:font-size="14pt" style:font-size-asian="14pt" style:font-size-complex="14pt"/>
    </style:style>
    <style:style style:name="P2" style:family="paragraph" style:parent-style-name="Standard">
      <style:text-properties style:font-name="Tinos" fo:font-size="16pt" fo:font-weight="bold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>Bola de Neve - Aquele Que Tem Sede</text:p>
      <text:p text:style-name="P1"></text:p>
      <text:p text:style-name="P1"/>
      <text:p text:style-name="P1">Intro 2x: Dm <text:s/>C <text:s/>Bb <text:s/>Gm <text:s/>A</text:p>
      <text:p text:style-name="P1"></text:p>
      <text:p text:style-name="P1"><text:s text:c="6"/>Dm</text:p>
      <text:p text:style-name="P1">Aquele que tem sede e busca</text:p>
      <text:p text:style-name="P1"><text:s text:c="6"/>C</text:p>
      <text:p text:style-name="P1">Beber da água que Cristo dá</text:p>
      <text:p text:style-name="P1"><text:s text:c="5"/>Bb <text:s text:c="5"/><text:tab/> <text:s text:c="14"/>Gm <text:tab/> <text:s text:c="15"/>A</text:p>
      <text:p text:style-name="P1">Terá dentro de si uma fonte que jamais acabará <text:s/>(2x)</text:p>
      <text:p text:style-name="P1"><text:tab/> <text:s text:c="15"/>Dm</text:p>
      <text:p text:style-name="P1">A fonte de água viva é o senhor</text:p>
      <text:p text:style-name="P1"><text:s text:c="21"/>C</text:p>
      <text:p text:style-name="P1">Minha água <text:s/>é <text:s/>o consolador</text:p>
      <text:p text:style-name="P1"><text:s text:c="21"/>Bb <text:s text:c="11"/>Gm</text:p>
      <text:p text:style-name="P1">Espírito <text:s/>de <text:s/>vida e louvor</text:p>
      <text:p text:style-name="P1"><text:s text:c="10"/><text:tab/> <text:s text:c="9"/>A</text:p>
      <text:p text:style-name="P1">Preciso <text:s text:c="2"/>de Ti</text:p>
      <text:p text:style-name="P1"><text:s text:c="10"/><text:tab/> <text:s text:c="5"/>Dm</text:p>
      <text:p text:style-name="P1">Tu és o Espírito de amor</text:p>
      <text:p text:style-name="P1"><text:s text:c="10"/><text:tab/><text:tab/>C</text:p>
      <text:p text:style-name="P1">O meu guia e consolador</text:p>
      <text:p text:style-name="P1"><text:s text:c="11"/><text:tab/> <text:s text:c="4"/>Bb <text:s text:c="14"/>G</text:p>
      <text:p text:style-name="P1">Enche-me com fogo do senhor</text:p>
      <text:p text:style-name="P1"><text:s text:c="18"/>A <text:s/>(final A# A <text:s/>Dm)</text:p>
      <text:p text:style-name="P1">Preciso de ti</text:p>
      <text:p text:style-name="P1"></text:p>
      <text:p text:style-name="P1">( Dm <text:s/>C <text:s/>(Bb Gm) <text:s/>A )</text:p>
      <text:p text:style-name="P1"></text:p>
      <text:p text:style-name="P1">----------------- Acordes -----------------</text:p>
      <text:p text:style-name="P1">Bb = X 1 3 3 3 1</text:p>
      <text:p text:style-name="P1">C = X 3 2 0 1 0</text:p>
      <text:p text:style-name="P1">Dm = X X 0 2 3 1</text:p>
      <text:p text:style-name="P1">Gm = 3 5 5 3 3 3</text:p>
      <text:p text:style-name="P1">A = X 0 2 2 2 0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1" svg:font-family="Roboto"/>
    <style:font-face style:name="Tinos" svg:font-family="Tino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roid Sans Fallback" style:font-size-asian="12pt" style:language-asian="zh" style:country-asian="CN" style:font-name-complex="Roboto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Roboto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Roboto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Roboto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Roboto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4T19:17:43</meta:creation-date>
    <meta:document-statistic meta:table-count="0" meta:image-count="0" meta:object-count="0" meta:page-count="1" meta:paragraph-count="35" meta:word-count="146" meta:character-count="797"/>
    <dc:date>2016-05-14T19:26:09</dc:date>
    <meta:editing-duration>PT8M28S</meta:editing-duration>
    <meta:editing-cycles>1</meta:editing-cycles>
    <meta:generator>OpenOffice/4.1.2$Linux OpenOffice.org_project/412m3$Build-9782</meta:generator>
  </office:meta>
</office:document-meta>
</file>